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itle" style:master-page-name="Standard">
      <style:paragraph-properties style:page-number="aut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1443070646" text:style-name="L1">
        <text:list-item>
          <text:p text:style-name="P2">Maneuver large files effortlessly.</text:p>
        </text:list-item>
        <text:list-item>
          <text:p text:style-name="P2">Stream content without interruption.</text:p>
        </text:list-item>
        <text:list-item>
          <text:p text:style-name="P2">Support for directories</text:p>
        </text:list-item>
        <text:list-item>
          <text:p text:style-name="P2">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618732716" text:style-name="L2">
        <text:list-item>
          <text:p text:style-name="P3">To seek quickly, the start of files have to be close to each other. This supports fragmentation, where you evenly divide files in small slivers so that seek distances are shorter (well, at least at first)</text:p>
        </text:list-item>
        <text:list-item>
          <text:p text:style-name="P3">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507028888" text:style-name="L3">
        <text:list-item>
          <text:p text:style-name="P4">Read in data from sector</text:p>
        </text:list-item>
        <text:list-item>
          <text:p text:style-name="P4">Move to next sector</text:p>
        </text:list-item>
      </text:list>
      <text:p text:style-name="Text_20_body">This list of directions is very short. In fact, this is the shortest list you can make. Compare with the list for a highly optimized decompression algorithm:</text:p>
      <text:list xml:id="list1779479278" text:style-name="L4">
        <text:list-item>
          <text:p text:style-name="P5">Read in data from sector</text:p>
        </text:list-item>
        <text:list-item>
          <text:p text:style-name="P5"><text:soft-page-break/>Use pre-loaded lookup table to find match with a corresponding string</text:p>
        </text:list-item>
        <text:list-item>
          <text:p text:style-name="P5">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801cm"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42cm" fo:margin-bottom="0.109cm" fo:text-align="start" style:justify-single-word="false" fo:background-color="transparent" fo:padding="0.049cm"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42cm" fo:margin-bottom="0.42cm" fo:text-align="end" style:justify-single-word="false" style:page-number="auto" fo:background-color="transparent" fo:padding="0.049cm"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cm"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1cm" fo:border-top="none" fo:border-bottom="0.26pt solid #000000" fo:border-left="none" fo:border-right="none" fo:padding="0cm" style:shadow="none" style:dynamic-spacing="true"/>
      </style:footer-style>
    </style:page-layout>
    <style:page-layout style:name="Mpm2">
      <style:page-layout-properties fo:page-width="21.59cm" fo:page-height="27.94cm" style:num-format="1" style:print-orientation="portrait" fo:margin-top="2.54cm" fo:margin-bottom="3.766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none" fo:padding="0cm" style:shadow="none"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1H19M7S</meta:editing-duration>
    <dc:date>2011-10-16T16:53:12</dc:date>
    <dc:creator>Spencer Graffe</dc:creator>
    <meta:generator>LibreOffice/3.4$Unix LibreOffice_project/340m1$Build-302</meta:generator>
    <meta:editing-cycles>61</meta:editing-cycles>
    <meta:document-statistic meta:table-count="0" meta:image-count="0" meta:object-count="0" meta:page-count="3" meta:paragraph-count="33" meta:word-count="774" meta:character-count="4541" meta:non-whitespace-character-count="3811"/>
    <meta:user-defined meta:name="Info 1"/>
    <meta:user-defined meta:name="Info 2"/>
    <meta:user-defined meta:name="Info 3"/>
    <meta:user-defined meta:name="Info 4"/>
  </office:meta>
</office:document-meta>
</file>